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5e55" officeooo:paragraph-rsid="000a5e55"/>
    </style:style>
    <style:style style:name="P2" style:family="paragraph" style:parent-style-name="Standard">
      <style:paragraph-properties fo:text-align="center" style:justify-single-word="false"/>
      <style:text-properties fo:font-size="15pt" officeooo:rsid="00085f7e" officeooo:paragraph-rsid="00085f7e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096dda" officeooo:paragraph-rsid="00096dd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officeooo:rsid="00085f7e" officeooo:paragraph-rsid="00085f7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96dda" officeooo:paragraph-rsid="00096dd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a4533" officeooo:paragraph-rsid="000a4533" style:font-size-asian="10.5pt" style:font-size-complex="12pt"/>
    </style:style>
    <style:style style:name="T1" style:family="text">
      <style:text-properties officeooo:rsid="00096dda"/>
    </style:style>
    <style:style style:name="T2" style:family="text">
      <style:text-properties fo:font-size="15pt" officeooo:rsid="00085f7e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UDP</text:p>
      <text:p text:style-name="P2"/>
      <text:p text:style-name="P4">1) Adresse IP associer a la machine en B05 est :</text:p>
      <text:p text:style-name="P4"><text:tab/>192.168.5.63</text:p>
      <text:p text:style-name="P4"/>
      <text:p text:style-name="P4">6) Il doit me fournir l’adresse IP et le port de la machine et le nombre minimal de caractère minimal a lire.</text:p>
      <text:p text:style-name="P4"/>
      <text:p text:style-name="P4">8) il est refermable de laisser choisir la machine qui envoie le message.</text:p>
      <text:p text:style-name="P4"/>
      <text:p text:style-name="P4">10) id : 3 <text:s text:c="2"/>port:39844</text:p>
      <text:p text:style-name="P4"><text:s text:c="6"/>id : 4 <text:s text:c="2"/>port:38149</text:p>
      <text:p text:style-name="P4"/>
      <text:p text:style-name="P4">12) adresse IP du lo<text:span text:style-name="T1">opback : 127.0.0.1</text:span></text:p>
      <text:p text:style-name="P4"/>
      <text:p text:style-name="P5">18.b) il y a 2 segment UDP transmis. Un pour l’envoie et l’autre pour la reponce.</text:p>
      <text:p text:style-name="P5"/>
      <text:p text:style-name="P5">c) l’efficaciter est de 17/59 soit environ 29 %.</text:p>
      <text:p text:style-name="P5"/>
      <text:p text:style-name="P3">TCP</text:p>
      <text:p text:style-name="P3"/>
      <text:p text:style-name="P5">4) on remarque que la connexion ne s’établie pas.</text:p>
      <text:p text:style-name="P5"/>
      <text:p text:style-name="P5">6) S2 est le serveur et S1 est le client.</text:p>
      <text:p text:style-name="P5"/>
      <text:p text:style-name="P5">7) on ne remarque rien pour le <text:s/>moment.</text:p>
      <text:p text:style-name="P5"/>
      <text:p text:style-name="P5">11) il est plus gros que le paquet udp avec </text:p>
      <text:p text:style-name="P5"/>
      <text:p text:style-name="P6">a) si le flag push n’était pas mie , le paquet ne serait pas partie de suite. Il aurait attendue que le paquet soit plein.</text:p>
      <text:p text:style-name="P4"/>
      <text:p text:style-name="P6">18.B) il y aura 4 segment TCP 2 pour chaque message et 2 pour chaque ACK.</text:p>
      <text:p text:style-name="P6"/>
      <text:p text:style-name="P6">c) cela nous fait 17/88 donc le rapport est de environ 19 %. Donc le protocole TCP est moins efficace <text:s text:c="6"/>car le paquet est plus long. Cela est du au protocole TCP qui est 12 bit plus long que le protocole UD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5e55" officeooo:paragraph-rsid="000a5e55"/>
    </style:style>
    <style:style style:name="MT1" style:family="text">
      <style:text-properties fo:font-size="15pt" officeooo:rsid="00085f7e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cleire Romain &amp; <text:s text:c="36"/><text:span text:style-name="MT1">TP1 RSX1</text:span></text:p>
        <text:p text:style-name="MP1">Thomesse Luc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08:16:21.255792840</meta:creation-date>
    <dc:date>2021-10-04T09:03:51.539954590</dc:date>
    <meta:editing-duration>PT6M50S</meta:editing-duration>
    <meta:editing-cycles>1</meta:editing-cycles>
    <meta:document-statistic meta:table-count="0" meta:image-count="0" meta:object-count="0" meta:page-count="1" meta:paragraph-count="20" meta:word-count="217" meta:character-count="1120" meta:non-whitespace-character-count="868"/>
    <meta:generator>LibreOffice/6.4.7.2$Linux_X86_64 LibreOffice_project/40$Build-2</meta:generator>
  </office:meta>
</office:document-meta>
</file>